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variant="normal" fo:text-transform="none" fo:color="#000000" style:text-line-through-style="none" style:font-name="Times New Roman" fo:font-size="14pt" fo:font-style="normal" style:text-underline-style="none" fo:font-weight="bold" style:text-blinking="false" fo:background-color="transparent" style:font-size-asian="14pt" style:font-size-complex="14pt"/>
    </style:style>
    <style:style style:name="P3" style:family="paragraph" style:parent-style-name="Standard">
      <style:text-properties style:font-name="Times New Roman" fo:font-size="14pt" style:font-size-asian="14pt" style:font-size-complex="14pt"/>
    </style:style>
    <style:style style:name="T1" style:family="text">
      <style:text-properties fo:font-variant="normal" fo:text-transform="none" fo:color="#000000" style:text-line-through-style="none" fo:font-style="normal" style:text-underline-style="none" fo:font-weight="bold" style:text-blinking="false"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text:bookmark text:name="docs-internal-guid-bdb83c86-3628-4397-f466-5595a5c968d7"/><text:span text:style-name="T1">Cas d'usage a long terme</text:span> </text:p>
      <text:p text:style-name="P3"/>
      <text:p text:style-name="P1">Pouvoir éditer son propre template depuis le navigateur faciliterait la personnalisation de template. En effet, un des points les plus important de notre sujet étant de stocker l'affichage coté client, il est nécessaire d'en faciliter son édition. Le fichier serait automatiquement sauvegardé dans le dossier Myweb. </text:p>
      <text:p text:style-name="P1">Cette amélioration nous mène vers une autre amélioration qui serait de pouvoir stocker plusieurs template locaux associé à une même ressource, et d'avoir le choix quant à laquelle utiliser.</text:p>
      <text:p text:style-name="P1">Une des nécessite majeur est d’implémenter ce même système : data/tempate pour une multitude de types de donnée brut comme par exemple : XML, RDF, SQL, etc...</text:p>
      <text:p text:style-name="P1">On pourrait améliorer le serveur avec de la négociation de contenue. Mettre en place un filtre de donnée coté serveur, pour permettre au client de ne demander au serveur uniquement la partie de la donnée qu'il désire. Cela réduirait et optimiserait le flux de donnés client-serveur. Cependant, le traitement fait actuellemement par notre plugin tel que le parsing, serait fait coté client, ce qui pourrait devenir assez coûteux à partir d'une certaines quantités de d'utilisateur et de demande de ressources. C'est pour ca que ceci reste un choix, mais un choix toujours discutable. </text:p>
      <text:p text:style-name="P1">Un des objectifs principaux serait de normaliser le comportement des serveurs Myweb pour que le plugin fonctionne sur plusieurs serveurs et pour pouvoir avoir de grosses bases de données à interroger, par de plus en plus d'utilisateur voulant profiter de cette nouvelle façon de naviguer. </text:p>
      <text:p text:style-name="P1">Le plugin pourrait s'étendre à une importante interface de gestion de contenue : pouvoir organiser l'affichage de la donnée dans des zones défini de la fenêtre principale du navigateur. Pouvoir faire une compilation de plusieurs donnée de serveurs Myweb différent, dans une même page. Par exemple, une zone dédiée pour afficher les nouvelles, une autre pour afficher les photos de Google image correspondant au document principale que l'utilisateur consulte, etc. Ceci en introduisant le web sémantique, pour par exemple pouvoir établir un lien entre les sujets traités du document que l'utilisateur consulte, avec des videos Youtube (métadonnée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ph ley</meta:initial-creator>
    <meta:creation-date>2014-05-26T03:32:16.23</meta:creation-date>
    <dc:date>2014-05-26T13:19:54.71</dc:date>
    <dc:creator>raph ley</dc:creator>
    <meta:editing-duration>PT3H13M14S</meta:editing-duration>
    <meta:editing-cycles>5</meta:editing-cycles>
    <meta:generator>OpenOffice/4.0.1$Win32 OpenOffice.org_project/401m5$Build-9714</meta:generator>
    <meta:document-statistic meta:table-count="0" meta:image-count="0" meta:object-count="0" meta:page-count="1" meta:paragraph-count="7" meta:word-count="342" meta:character-count="2208"/>
  </office:meta>
</office:document-meta>
</file>